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cccccc" style:font-name="Droid Sans Mono" fo:font-size="10.5pt" fo:font-weight="normal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127.0.0.1:4040 <text:s text:c="44"/><text:span text:style-name="T1">&lt;div id="map" style="height: 480px; position: relative; overflow: hidden;"&gt;&lt;div style="height: 100%; width: 100%; position: absolute; top: 0px; left: 0px; background-color: rgb(229, 227, 223);"&gt;&lt;div class="gm-style" style="position: absolute; z-index: 0; left: 0px; top: 0px; height: 100%; width: 100%; padding: 0px; border-width: 0px; margin: 0px;"&gt;&lt;div tabindex="0" style="position: absolute; z-index: 0; left: 0px; top: 0px; height: 100%; width: 100%; padding: 0px; border-width: 0px; margin: 0px; cursor: url(&amp;quot;https://maps.gstatic.com/mapfiles/openhand_8_8.cur&amp;quot;), default; touch-action: pan-x pan-y;"&gt;&lt;div style="z-index: 1; position: absolute; left: 50%; top: 50%; width: 100%; transform: translate(0px, 0px);"&gt;&lt;div style="position: absolute; left: 0px; top: 0px; z-index: 100; width: 100%;"&gt;&lt;div style="position: absolute; left: 0px; top: 0px; z-index: 0;"&gt;&lt;div style="position: absolute; z-index: 991; transform: matrix(1, 0, 0, 1, -100, -189);"&gt;&lt;div style="position: absolute; left: 0px; top: 0px; width: 256px; height: 256px;"&gt;&lt;div style="width: 256px; height: 256px;"&gt;&lt;/div&gt;&lt;/div&gt;&lt;div style="position: absolute; left: -256px; top: 0px; width: 256px; height: 256px;"&gt;&lt;div style="width: 256px; height: 256px;"&gt;&lt;/div&gt;&lt;/div&gt;&lt;div style="position: absolute; left: -256px; top: -256px; width: 256px; height: 256px;"&gt;&lt;div style="width: 256px; height: 256px;"&gt;&lt;/div&gt;&lt;/div&gt;&lt;div style="position: absolute; left: 0px; top: -256px; width: 256px; height: 256px;"&gt;&lt;div style="width: 256px; height: 256px;"&gt;&lt;/div&gt;&lt;/div&gt;&lt;div style="position: absolute; left: 256px; top: -256px; width: 256px; height: 256px;"&gt;&lt;div style="width: 256px; height: 256px;"&gt;&lt;/div&gt;&lt;/div&gt;&lt;div style="position: absolute; left: 256px; top: 0px; width: 256px; height: 256px;"&gt;&lt;div style="width: 256px; height: 256px;"&gt;&lt;/div&gt;&lt;/div&gt;&lt;div style="position: absolute; left: 256px; top: 256px; width: 256px; height: 256px;"&gt;&lt;div style="width: 256px; height: 256px;"&gt;&lt;/div&gt;&lt;/div&gt;&lt;div style="position: absolute; left: 0px; top: 256px; width: 256px; height: 256px;"&gt;&lt;div style="width: 256px; height: 256px;"&gt;&lt;/div&gt;&lt;/div&gt;&lt;div style="position: absolute; left: -256px; top: 256px; width: 256px; height: 256px;"&gt;&lt;div style="width: 256px; height: 256px;"&gt;&lt;/div&gt;&lt;/div&gt;&lt;div style="position: absolute; left: -512px; top: 256px; width: 256px; height: 256px;"&gt;&lt;div style="width: 256px; height: 256px;"&gt;&lt;/div&gt;&lt;/div&gt;&lt;div style="position: absolute; left: -512px; top: 0px; width: 256px; height: 256px;"&gt;&lt;div style="width: 256px; height: 256px;"&gt;&lt;/div&gt;&lt;/div&gt;&lt;div style="position: absolute; left: -512px; top: -256px; width: 256px; height: 256px;"&gt;&lt;div style="width: 256px; height: 256px;"&gt;&lt;/div&gt;&lt;/div&gt;&lt;div style="position: absolute; left: 512px; top: -256px; width: 256px; height: 256px;"&gt;&lt;div style="width: 256px; height: 256px;"&gt;&lt;/div&gt;&lt;/div&gt;&lt;div style="position: absolute; left: 512px; top: 0px; width: 256px; height: 256px;"&gt;&lt;div style="width: 256px; height: 256px;"&gt;&lt;/div&gt;&lt;/div&gt;&lt;div style="position: absolute; left: 512px; top: 256px; width: 256px; height: 256px;"&gt;&lt;div style="width: 256px; height: 256px;"&gt;&lt;/div&gt;&lt;/div&gt;&lt;/div&gt;&lt;/div&gt;&lt;/div&gt;&lt;div style="position: absolute; left: 0px; top: 0px; z-index: 101; width: 100%;"&gt;&lt;/div&gt;&lt;div style="position: absolute; left: 0px; top: 0px; z-index: 102; width: 100%;"&gt;&lt;/div&gt;&lt;div style="position: absolute; left: 0px; top: 0px; z-index: 103; width: 100%;"&gt;&lt;div style="position: absolute; left: 0px; top: 0px; z-index: -1;"&gt;&lt;div style="position: absolute; z-index: 991; transform: matrix(1, 0, 0, 1, -100, -189);"&gt;&lt;div style="width: 256px; height: 256px; overflow: hidden; position: absolute; left: 0px; top: 0px;"&gt;&lt;/div&gt;&lt;div style="width: 256px; height: 256px; overflow: hidden; position: absolute; left: -256px; top: 0px;"&gt;&lt;/div&gt;&lt;div style="width: 256px; height: 256px; overflow: hidden; position: absolute; left: -256px; top: -256px;"&gt;&lt;/div&gt;&lt;div style="width: 256px; height: 256px; overflow: hidden; position: absolute; left: 0px; top: -256px;"&gt;&lt;/div&gt;&lt;div style="width: 256px; height: 256px; overflow: hidden; position: absolute; left: 256px; top: -256px;"&gt;&lt;/div&gt;&lt;div style="width: 256px; height: 256px; overflow: hidden; position: absolute; left: 256px; top: 0px;"&gt;&lt;/div&gt;&lt;div style="width: 256px; height: 256px; overflow: hidden; position: absolute; left: 256px; top: 256px;"&gt;&lt;/div&gt;&lt;div style="width: 256px; height: 256px; overflow: hidden; position: absolute; left: 0px; top: 256px;"&gt;&lt;/div&gt;&lt;div style="width: 256px; height: 256px; overflow: hidden; position: absolute; left: -256px; top: 256px;"&gt;&lt;/div&gt;&lt;div style="width: 256px; height: 256px; overflow: hidden; position: absolute; left: -512px; top: 256px;"&gt;&lt;/div&gt;&lt;div style="width: 256px; height: 256px; overflow: hidden; position: absolute; left: -512px; top: 0px;"&gt;&lt;/div&gt;&lt;div style="width: </text:span><text:soft-page-break/><text:span text:style-name="T1">256px; height: 256px; overflow: hidden; position: absolute; left: -512px; top: -256px;"&gt;&lt;/div&gt;&lt;div style="width: 256px; height: 256px; overflow: hidden; position: absolute; left: 512px; top: -256px;"&gt;&lt;/div&gt;&lt;div style="width: 256px; height: 256px; overflow: hidden; position: absolute; left: 512px; top: 0px;"&gt;&lt;/div&gt;&lt;div style="width: 256px; height: 256px; overflow: hidden; position: absolute; left: 512px; top: 256px;"&gt;&lt;/div&gt;&lt;/div&gt;&lt;/div&gt;&lt;/div&gt;&lt;div style="position: absolute; left: 0px; top: 0px; z-index: 0;"&gt;&lt;div style="position: absolute; z-index: 991; transform: matrix(1, 0, 0, 1, -100, -189);"&gt;&lt;div style="position: absolute; left: 0px; top: 0px; width: 256px; height: 256px; transition: opacity 200ms linear 0s;"&gt;&lt;img draggable="false" alt="" role="presentation" src="https://maps.googleapis.com/maps/vt?pb=!1m5!1m4!1i9!2i470!3i302!4i256!2m3!1e0!2sm!3i476185792!2m3!1e2!6m1!3e5!3m14!2sen-US!3sUS!5e18!12m1!1e68!12m3!1e37!2m1!1ssmartmaps!12m4!1e26!2m2!1sstyles!2zcC5zOi02MHxwLmw6LTYw!4e0&amp;amp;key=AIzaSyDpfS1oRGreGSBU5HHjMmQ3o5NLw7VdJ6I&amp;amp;token=70038" style="width: 256px; height: 256px; user-select: none; border: 0px; padding: 0px; margin: 0px; max-width: none;"&gt;&lt;/div&gt;&lt;div style="position: absolute; left: 256px; top: 0px; width: 256px; height: 256px; transition: opacity 200ms linear 0s;"&gt;&lt;img draggable="false" alt="" role="presentation" src="https://maps.googleapis.com/maps/vt?pb=!1m5!1m4!1i9!2i471!3i302!4i256!2m3!1e0!2sm!3i476185840!2m3!1e2!6m1!3e5!3m14!2sen-US!3sUS!5e18!12m1!1e68!12m3!1e37!2m1!1ssmartmaps!12m4!1e26!2m2!1sstyles!2zcC5zOi02MHxwLmw6LTYw!4e0&amp;amp;key=AIzaSyDpfS1oRGreGSBU5HHjMmQ3o5NLw7VdJ6I&amp;amp;token=84496" style="width: 256px; height: 256px; user-select: none; border: 0px; padding: 0px; margin: 0px; max-width: none;"&gt;&lt;/div&gt;&lt;div style="position: absolute; left: 256px; top: 256px; width: 256px; height: 256px; transition: opacity 200ms linear 0s;"&gt;&lt;img draggable="false" alt="" role="presentation" src="https://maps.googleapis.com/maps/vt?pb=!1m5!1m4!1i9!2i471!3i303!4i256!2m3!1e0!2sm!3i476185840!2m3!1e2!6m1!3e5!3m14!2sen-US!3sUS!5e18!12m1!1e68!12m3!1e37!2m1!1ssmartmaps!12m4!1e26!2m2!1sstyles!2zcC5zOi02MHxwLmw6LTYw!4e0&amp;amp;key=AIzaSyDpfS1oRGreGSBU5HHjMmQ3o5NLw7VdJ6I&amp;amp;token=107953" style="width: 256px; height: 256px; user-select: none; border: 0px; padding: 0px; margin: 0px; max-width: none;"&gt;&lt;/div&gt;&lt;div style="position: absolute; left: 0px; top: 256px; width: 256px; height: 256px; transition: opacity 200ms linear 0s;"&gt;&lt;img draggable="false" alt="" role="presentation" src="https://maps.googleapis.com/maps/vt?pb=!1m5!1m4!1i9!2i470!3i303!4i256!2m3!1e0!2sm!3i476185792!2m3!1e2!6m1!3e5!3m14!2sen-US!3sUS!5e18!12m1!1e68!12m3!1e37!2m1!1ssmartmaps!12m4!1e26!2m2!1sstyles!2zcC5zOi02MHxwLmw6LTYw!4e0&amp;amp;key=AIzaSyDpfS1oRGreGSBU5HHjMmQ3o5NLw7VdJ6I&amp;amp;token=93495" style="width: 256px; height: 256px; user-select: none; border: 0px; padding: 0px; margin: 0px; max-width: none;"&gt;&lt;/div&gt;&lt;div style="position: absolute; left: -256px; top: 256px; width: 256px; height: 256px; transition: opacity 200ms linear 0s;"&gt;&lt;img draggable="false" alt="" role="presentation" src="https://maps.googleapis.com/maps/vt?pb=!1m5!1m4!1i9!2i469!3i303!4i256!2m3!1e0!2sm!3i476185792!2m3!1e2!6m1!3e5!3m14!2sen-US!3sUS!5e18!12m1!1e68!12m3!1e37!2m1!1ssmartmaps!12m4!1e26!2m2!1sstyles!2zcC5zOi02MHxwLmw6LTYw!4e0&amp;amp;key=AIzaSyDpfS1oRGreGSBU5HHjMmQ3o5NLw7VdJ6I&amp;amp;token=85128" style="width: 256px; height: 256px; user-select: none; border: 0px; padding: 0px; margin: 0px; max-width: none;"&gt;&lt;/div&gt;&lt;div style="position: absolute; left: -512px; top: 256px; width: 256px; height: 256px; transition: opacity 200ms linear 0s;"&gt;&lt;img draggable="false" alt="" role="presentation" src="https://maps.googleapis.com/maps/vt?pb=!1m5!1m4!1i9!2i468!3i303!4i256!2m3!1e0!2sm!3i476185504!2m3!1e2!6m1!3e5!3m14!2sen-US!3sUS!5e18!12m1!1e68!12m3!1e37!2m1!1ssmartmaps!12m4!1e26!2m2!1sstyles!2zcC5zOi02MHxwLmw6LTYw!4e0&amp;amp;key=AIzaSyDpfS1oRGreGSBU5HHjMmQ3o5NLw7VdJ6I&amp;amp;token=46831" style="width: 256px; height: 256px; user-select: none; border: 0px; padding: 0px; margin: 0px; max-width: none;"&gt;&lt;/div&gt;&lt;div style="position: absolute; left: -512px; top: 0px; width: </text:span><text:soft-page-break/><text:span text:style-name="T1">256px; height: 256px; transition: opacity 200ms linear 0s;"&gt;&lt;img draggable="false" alt="" role="presentation" src="https://maps.googleapis.com/maps/vt?pb=!1m5!1m4!1i9!2i468!3i302!4i256!2m3!1e0!2sm!3i476184952!2m3!1e2!6m1!3e5!3m14!2sen-US!3sUS!5e18!12m1!1e68!12m3!1e37!2m1!1ssmartmaps!12m4!1e26!2m2!1sstyles!2zcC5zOi02MHxwLmw6LTYw!4e0&amp;amp;key=AIzaSyDpfS1oRGreGSBU5HHjMmQ3o5NLw7VdJ6I&amp;amp;token=10814" style="width: 256px; height: 256px; user-select: none; border: 0px; padding: 0px; margin: 0px; max-width: none;"&gt;&lt;/div&gt;&lt;div style="position: absolute; left: -512px; top: -256px; width: 256px; height: 256px; transition: opacity 200ms linear 0s;"&gt;&lt;img draggable="false" alt="" role="presentation" src="https://maps.googleapis.com/maps/vt?pb=!1m5!1m4!1i9!2i468!3i301!4i256!2m3!1e0!2sm!3i476184952!2m3!1e2!6m1!3e5!3m14!2sen-US!3sUS!5e18!12m1!1e68!12m3!1e37!2m1!1ssmartmaps!12m4!1e26!2m2!1sstyles!2zcC5zOi02MHxwLmw6LTYw!4e0&amp;amp;key=AIzaSyDpfS1oRGreGSBU5HHjMmQ3o5NLw7VdJ6I&amp;amp;token=118428" style="width: 256px; height: 256px; user-select: none; border: 0px; padding: 0px; margin: 0px; max-width: none;"&gt;&lt;/div&gt;&lt;div style="position: absolute; left: 512px; top: -256px; width: 256px; height: 256px; transition: opacity 200ms linear 0s;"&gt;&lt;img draggable="false" alt="" role="presentation" src="https://maps.googleapis.com/maps/vt?pb=!1m5!1m4!1i9!2i472!3i301!4i256!2m3!1e0!2sm!3i476185636!2m3!1e2!6m1!3e5!3m14!2sen-US!3sUS!5e18!12m1!1e68!12m3!1e37!2m1!1ssmartmaps!12m4!1e26!2m2!1sstyles!2zcC5zOi02MHxwLmw6LTYw!4e0&amp;amp;key=AIzaSyDpfS1oRGreGSBU5HHjMmQ3o5NLw7VdJ6I&amp;amp;token=43995" style="width: 256px; height: 256px; user-select: none; border: 0px; padding: 0px; margin: 0px; max-width: none;"&gt;&lt;/div&gt;&lt;div style="position: absolute; left: 512px; top: 0px; width: 256px; height: 256px; transition: opacity 200ms linear 0s;"&gt;&lt;img draggable="false" alt="" role="presentation" src="https://maps.googleapis.com/maps/vt?pb=!1m5!1m4!1i9!2i472!3i302!4i256!2m3!1e0!2sm!3i476185840!2m3!1e2!6m1!3e5!3m14!2sen-US!3sUS!5e18!12m1!1e68!12m3!1e37!2m1!1ssmartmaps!12m4!1e26!2m2!1sstyles!2zcC5zOi02MHxwLmw6LTYw!4e0&amp;amp;key=AIzaSyDpfS1oRGreGSBU5HHjMmQ3o5NLw7VdJ6I&amp;amp;token=905" style="width: 256px; height: 256px; user-select: none; border: 0px; padding: 0px; margin: 0px; max-width: none;"&gt;&lt;/div&gt;&lt;div style="position: absolute; left: 512px; top: 256px; width: 256px; height: 256px; transition: opacity 200ms linear 0s;"&gt;&lt;img draggable="false" alt="" role="presentation" src="https://maps.googleapis.com/maps/vt?pb=!1m5!1m4!1i9!2i472!3i303!4i256!2m3!1e0!2sm!3i476185840!2m3!1e2!6m1!3e5!3m14!2sen-US!3sUS!5e18!12m1!1e68!12m3!1e37!2m1!1ssmartmaps!12m4!1e26!2m2!1sstyles!2zcC5zOi02MHxwLmw6LTYw!4e0&amp;amp;key=AIzaSyDpfS1oRGreGSBU5HHjMmQ3o5NLw7VdJ6I&amp;amp;token=24362" style="width: 256px; height: 256px; user-select: none; border: 0px; padding: 0px; margin: 0px; max-width: none;"&gt;&lt;/div&gt;&lt;div style="position: absolute; left: -256px; top: 0px; width: 256px; height: 256px; transition: opacity 200ms linear 0s;"&gt;&lt;img draggable="false" alt="" role="presentation" src="https://maps.googleapis.com/maps/vt?pb=!1m5!1m4!1i9!2i469!3i302!4i256!2m3!1e0!2sm!3i476185792!2m3!1e2!6m1!3e5!3m14!2sen-US!3sUS!5e18!12m1!1e68!12m3!1e37!2m1!1ssmartmaps!12m4!1e26!2m2!1sstyles!2zcC5zOi02MHxwLmw6LTYw!4e0&amp;amp;key=AIzaSyDpfS1oRGreGSBU5HHjMmQ3o5NLw7VdJ6I&amp;amp;token=61671" style="width: 256px; height: 256px; user-select: none; border: 0px; padding: 0px; margin: 0px; max-width: none;"&gt;&lt;/div&gt;&lt;div style="position: absolute; left: -256px; top: -256px; width: 256px; height: 256px; transition: opacity 200ms linear 0s;"&gt;&lt;img draggable="false" alt="" role="presentation" src="https://maps.googleapis.com/maps/vt?pb=!1m5!1m4!1i9!2i469!3i301!4i256!2m3!1e0!2sm!3i476185792!2m3!1e2!6m1!3e5!3m14!2sen-US!3sUS!5e18!12m1!1e68!12m3!1e37!2m1!1ssmartmaps!12m4!1e26!2m2!1sstyles!2zcC5zOi02MHxwLmw6LTYw!4e0&amp;amp;key=AIzaSyDpfS1oRGreGSBU5HHjMmQ3o5NLw7VdJ6I&amp;amp;token=38214" style="width: 256px; height: 256px; user-select: none; border: 0px; padding: 0px; margin: </text:span><text:soft-page-break/><text:span text:style-name="T1">0px; max-width: none;"&gt;&lt;/div&gt;&lt;div style="position: absolute; left: 0px; top: -256px; width: 256px; height: 256px; transition: opacity 200ms linear 0s;"&gt;&lt;img draggable="false" alt="" role="presentation" src="https://maps.googleapis.com/maps/vt?pb=!1m5!1m4!1i9!2i470!3i301!4i256!2m3!1e0!2sm!3i476185792!2m3!1e2!6m1!3e5!3m14!2sen-US!3sUS!5e18!12m1!1e68!12m3!1e37!2m1!1ssmartmaps!12m4!1e26!2m2!1sstyles!2zcC5zOi02MHxwLmw6LTYw!4e0&amp;amp;key=AIzaSyDpfS1oRGreGSBU5HHjMmQ3o5NLw7VdJ6I&amp;amp;token=46581" style="width: 256px; height: 256px; user-select: none; border: 0px; padding: 0px; margin: 0px; max-width: none;"&gt;&lt;/div&gt;&lt;div style="position: absolute; left: 256px; top: -256px; width: 256px; height: 256px; transition: opacity 200ms linear 0s;"&gt;&lt;img draggable="false" alt="" role="presentation" src="https://maps.googleapis.com/maps/vt?pb=!1m5!1m4!1i9!2i471!3i301!4i256!2m3!1e0!2sm!3i476185792!2m3!1e2!6m1!3e5!3m14!2sen-US!3sUS!5e18!12m1!1e68!12m3!1e37!2m1!1ssmartmaps!12m4!1e26!2m2!1sstyles!2zcC5zOi02MHxwLmw6LTYw!4e0&amp;amp;key=AIzaSyDpfS1oRGreGSBU5HHjMmQ3o5NLw7VdJ6I&amp;amp;token=94061" style="width: 256px; height: 256px; user-select: none; border: 0px; padding: 0px; margin: 0px; max-width: none;"&gt;&lt;/div&gt;&lt;/div&gt;&lt;/div&gt;&lt;/div&gt;&lt;div class="gm-style-pbc" style="z-index: 2; position: absolute; height: 100%; width: 100%; padding: 0px; border-width: 0px; margin: 0px; left: 0px; top: 0px; opacity: 0;"&gt;&lt;p class="gm-style-pbt"&gt;&lt;/p&gt;&lt;/div&gt;&lt;div style="z-index: 3; position: absolute; height: 100%; width: 100%; padding: 0px; border-width: 0px; margin: 0px; left: 0px; top: 0px; touch-action: pan-x pan-y;"&gt;&lt;div style="z-index: 4; position: absolute; left: 50%; top: 50%; width: 100%; transform: translate(0px, 0px);"&gt;&lt;div style="position: absolute; left: 0px; top: 0px; z-index: 104; width: 100%;"&gt;&lt;/div&gt;&lt;div style="position: absolute; left: 0px; top: 0px; z-index: 105; width: 100%;"&gt;&lt;/div&gt;&lt;div style="position: absolute; left: 0px; top: 0px; z-index: 106; width: 100%;"&gt;&lt;/div&gt;&lt;div style="position: absolute; left: 0px; top: 0px; z-index: 107; width: 100%;"&gt;&lt;/div&gt;&lt;/div&gt;&lt;/div&gt;&lt;/div&gt;&lt;iframe aria-hidden="true" frameborder="0" style="z-index: -1; position: absolute; width: 100%; height: 100%; top: 0px; left: 0px; border: none;" src="about:blank"&gt;&lt;/iframe&gt;&lt;div style="margin-left: 5px; margin-right: 5px; z-index: 1000000; position: absolute; left: 0px; bottom: 0px;"&gt;&lt;a target="_blank" rel="noopener" href="https://maps.google.com/maps?ll=-31.197,150.744&amp;amp;z=9&amp;amp;t=m&amp;amp;hl=en-US&amp;amp;gl=US&amp;amp;mapclient=apiv3" title="Open this area in Google Maps (opens a new window)" style="position: static; overflow: visible; float: none; display: inline;"&gt;&lt;div style="width: 66px; height: 26px; cursor: pointer;"&gt;&lt;img alt="" src="https://maps.gstatic.com/mapfiles/api-3/images/google_white5.png" draggable="false" style="position: absolute; left: 0px; top: 0px; width: 66px; height: 26px; user-select: none; border: 0px; padding: 0px; margin: 0px;"&gt;&lt;/div&gt;&lt;/a&gt;&lt;/div&gt;&lt;div style="background-color: white; padding: 15px 21px; border: 1px solid rgb(171, 171, 171); font-family: Roboto, Arial, sans-serif; color: rgb(34, 34, 34); box-sizing: border-box; box-shadow: rgba(0, 0, 0, 0.2) 0px 4px 16px; z-index: 10000002; display: none; width: 300px; height: 180px; position: absolute; left: 315px; top: 150px;"&gt;&lt;div style="padding: 0px 0px 10px; font-size: 16px; box-sizing: border-box;"&gt;Map Data&lt;/div&gt;&lt;div style="font-size: 13px;"&gt;Map data ©2019 Google&lt;/div&gt;&lt;button draggable="false" title="Close" aria-label="Close" type="button" class="gm-ui-hover-effect" style="background: none; display: block; border: 0px; margin: 0px; padding: 0px; position: absolute; cursor: pointer; user-select: none; top: 0px; right: 0px; width: 37px; height: 37px;"&gt;&lt;img src="data:image/svg+xml,%3Csvg%20xmlns%3D%22http%3A%2F%2Fwww.w3.org%2F2000%2Fsvg%22%20width%3D%2224px%22%20height%3D%2224px%22%20viewBox%3D%220%200%2024%2024%22%20fill%3D%22%23000000%22%3E%0A%20%20%20%20%3Cpath%20d%3D%22M19%206.41L17.59%205%2012%2010.59%206.41%205%205%206.41%2010.59%2012%205%2017.59%206.41%2019%2012%2013.41%2017.59%2019%2019%2017.59%2013.41%2012z%22%2F%3E%0A%20%20%20%20%3Cpath%20d%3D%22M0%200h24v24H0z%22%20fill%3D%22none%22%2F%3E%0A%3C%2Fsvg%3E%0A" style="pointer-events: none; display: block; width: 13px; height: 13px; margin: 12px;"&gt;&lt;/button&gt;&lt;/div&gt;&lt;div class="gmnoprint" style="z-index: 1000001; position: absolute; right: 166px; bottom: 0px; </text:span><text:soft-page-break/><text:span text:style-name="T1">width: 121px;"&gt;&lt;div draggable="false" class="gm-style-cc" style="user-select: none; height: 14px; line-height: 14px;"&gt;&lt;div style="opacity: 0.7; width: 100%; height: 100%; position: absolute;"&gt;&lt;div style="width: 1px;"&gt;&lt;/div&gt;&lt;div style="background-color: rgb(245, 245, 245); width: auto; height: 100%; margin-left: 1px;"&gt;&lt;/div&gt;&lt;/div&gt;&lt;div style="position: relative; padding-right: 6px; padding-left: 6px; box-sizing: border-box; font-family: Roboto, Arial, sans-serif; font-size: 10px; color: rgb(68, 68, 68); white-space: nowrap; direction: ltr; text-align: right; vertical-align: middle; display: inline-block;"&gt;&lt;a style="text-decoration: none; cursor: pointer; display: none;"&gt;Map Data&lt;/a&gt;&lt;span&gt;Map data ©2019 Google&lt;/span&gt;&lt;/div&gt;&lt;/div&gt;&lt;/div&gt;&lt;div class="gmnoscreen" style="position: absolute; right: 0px; bottom: 0px;"&gt;&lt;div style="font-family: Roboto, Arial, sans-serif; font-size: 11px; color: rgb(68, 68, 68); direction: ltr; text-align: right; background-color: rgb(245, 245, 245);"&gt;Map data ©2019 Google&lt;/div&gt;&lt;/div&gt;&lt;div class="gmnoprint gm-style-cc" draggable="false" style="z-index: 1000001; user-select: none; height: 14px; line-height: 14px; position: absolute; right: 95px; bottom: 0px;"&gt;&lt;div style="opacity: 0.7; width: 100%; height: 100%; position: absolute;"&gt;&lt;div style="width: 1px;"&gt;&lt;/div&gt;&lt;div style="background-color: rgb(245, 245, 245); width: auto; height: 100%; margin-left: 1px;"&gt;&lt;/div&gt;&lt;/div&gt;&lt;div style="position: relative; padding-right: 6px; padding-left: 6px; box-sizing: border-box; font-family: Roboto, Arial, sans-serif; font-size: 10px; color: rgb(68, 68, 68); white-space: nowrap; direction: ltr; text-align: right; vertical-align: middle; display: inline-block;"&gt;&lt;a href="https://www.google.com/intl/en-US_US/help/terms_maps.html" target="_blank" rel="noopener" style="text-decoration: none; cursor: pointer; color: rgb(68, 68, 68);"&gt;Terms of Use&lt;/a&gt;&lt;/div&gt;&lt;/div&gt;&lt;button draggable="false" title="Toggle fullscreen view" aria-label="Toggle fullscreen view" type="button" class="gm-control-active gm-fullscreen-control" style="background: none rgb(255, 255, 255); border: 0px; margin: 10px; padding: 0px; position: absolute; cursor: pointer; user-select: none; border-radius: 2px; height: 40px; width: 40px; box-shadow: rgba(0, 0, 0, 0.3) 0px 1px 4px -1px; overflow: hidden; top: 0px; right: 0px;"&gt;&lt;img src="data:image/svg+xml,%3Csvg%20xmlns%3D%22http%3A%2F%2Fwww.w3.org%2F2000%2Fsvg%22%20width%3D%2218%22%20height%3D%2218%22%20viewBox%3D%220%20018%2018%22%3E%0A%20%20%3Cpath%20fill%3D%22%23666%22%20d%3D%22M0%2C0v2v4h2V2h4V0H2H0z%20M16%2C0h-4v2h4v4h2V2V0H16z%20M16%2C16h-4v2h4h2v-2v-4h-2V16z%20M2%2C12H0v4v2h2h4v-2H2V12z%22%2F%3E%0A%3C%2Fsvg%3E%0A" style="height: 18px; width: 18px;"&gt;&lt;img src="data:image/svg+xml,%3Csvg%20xmlns%3D%22http%3A%2F%2Fwww.w3.org%2F2000%2Fsvg%22%20width%3D%2218%22%20height%3D%2218%22%20viewBox%3D%220%200%2018%2018%22%3E%0A%20%20%3Cpath%20fill%3D%22%23333%22%20d%3D%22M0%2C0v2v4h2V2h4V0H2H0z%20M16%2C0h-4v2h4v4h2V2V0H16z%20M16%2C16h-4v2h4h2v-2v-4h-2V16z%20M2%2C12H0v4v2h2h4v-2H2V12z%22%2F%3E%0A%3C%2Fsvg%3E%0A" style="height: 18px; width: 18px;"&gt;&lt;img src="data:image/svg+xml,%3Csvg%20xmlns%3D%22http%3A%2F%2Fwww.w3.org%2F2000%2Fsvg%22%20width%3D%2218%22%20height%3D%2218%22%20viewBox%3D%220%200%2018%2018%22%3E%0A%20%20%3Cpath%20fill%3D%22%23111%22%20d%3D%22M0%2C0v2v4h2V2h4V0H2H0z%20M16%2C0h-4v2h4v4h2V2V0H16z%20M16%2C16h-4v2h4h2v-2v-4h-2V16z%20M2%2C12H0v4v2h2h4v-2H2V12z%22%2F%3E%0A%3C%2Fsvg%3E%0A" style="height: 18px; width: 18px;"&gt;&lt;/button&gt;&lt;div draggable="false" class="gm-style-cc" style="user-select: none; height: 14px; line-height: 14px; position: absolute; right: 0px; bottom: 0px;"&gt;&lt;div style="opacity: 0.7; width: 100%; height: 100%; position: absolute;"&gt;&lt;div style="width: 1px;"&gt;&lt;/div&gt;&lt;div style="background-color: rgb(245, 245, 245); width: auto; height: 100%; margin-left: 1px;"&gt;&lt;/div&gt;&lt;/div&gt;&lt;div style="position: relative; padding-right: 6px; padding-left: 6px; box-sizing: border-box; font-family: Roboto, Arial, sans-serif; font-size: 10px; color: rgb(68, 68, 68); white-space: nowrap; direction: ltr; text-align: right; vertical-align: middle; display: inline-block;"&gt;&lt;a target="_blank" rel="noopener" title="Report errors in the road map or imagery to Google" href="https://www.google.com/maps/@-31.197,150.744,9z/data=!10m1!1e1!12b1?source=apiv3&amp;amp;rapsrc=apiv3" style="font-family: Roboto, Arial, sans-serif; font-size: 10px; color: rgb(68, 68, 68); text-decoration: none; position: relative;"&gt;Report a map </text:span><text:soft-page-break/><text:span text:style-name="T1">error&lt;/a&gt;&lt;/div&gt;&lt;/div&gt;&lt;div class="gmnoprint gm-bundled-control gm-bundled-control-on-bottom" draggable="false" controlwidth="40" controlheight="81" style="margin: 10px; user-select: none; position: absolute; bottom: 95px; right: 40px;"&gt;&lt;div class="gmnoprint" controlwidth="40" controlheight="81" style="position: absolute; left: 0px; top: 0px;"&gt;&lt;div draggable="false" style="user-select: none; box-shadow: rgba(0, 0, 0, 0.3) 0px 1px 4px -1px; border-radius: 2px; cursor: pointer; background-color: rgb(255, 255, 255); width: 40px; height: 81px;"&gt;&lt;button draggable="false" title="Zoom in" aria-label="Zoom in" type="button" class="gm-control-active" style="background: none; display: block; border: 0px; margin: 0px; padding: 0px; position: relative; cursor: pointer; user-select: none; overflow: hidden; width: 40px; height: 40px; top: 0px; left: 0px;"&gt;&lt;img src="data:image/svg+xml,%3Csvg%20xmlns%3D%22http%3A%2F%2Fwww.w3.org%2F2000%2Fsvg%22%20width%3D%2218%22%20height%3D%2218%22%20viewBox%3D%220%200%2018%2018%22%3E%0A%20%20%3Cpolygon%20fill%3D%22%23666%22%20points%3D%2218%2C7%2011%2C7%2011%2C0%207%2C0%207%2C7%200%2C7%200%2C11%207%2C11%207%2C18%2011%2C18%2011%2C11%2018%2C11%22%2F%3E%0A%3C%2Fsvg%3E%0A" style="height: 18px; width: 18px;"&gt;&lt;img src="data:image/svg+xml,%3Csvg%20xmlns%3D%22http%3A%2F%2Fwww.w3.org%2F2000%2Fsvg%22%20width%3D%2218%22%20height%3D%2218%22%20viewBox%3D%220%200%2018%2018%22%3E%0A%20%20%3Cpolygon%20fill%3D%22%23333%22%20points%3D%2218%2C7%2011%2C7%2011%2C0%207%2C0%207%2C7%200%2C7%200%2C11%207%2C11%207%2C18%2011%2C18%2011%2C11%2018%2C11%22%2F%3E%0A%3C%2Fsvg%3E%0A" style="height: 18px; width: 18px;"&gt;&lt;img src="data:image/svg+xml,%3Csvg%20xmlns%3D%22http%3A%2F%2Fwww.w3.org%2F2000%2Fsvg%22%20width%3D%2218%22%20height%3D%2218%22%20viewBox%3D%220%200%2018%2018%22%3E%0A%20%20%3Cpolygon%20fill%3D%22%23111%22%20points%3D%2218%2C7%2011%2C7%2011%2C0%207%2C0%207%2C7%200%2C7%200%2C11%207%2C11%207%2C18%2011%2C18%2011%2C11%2018%2C11%22%2F%3E%0A%3C%2Fsvg%3E%0A" style="height: 18px; width: 18px;"&gt;&lt;/button&gt;&lt;div style="position: relative; overflow: hidden; width: 30px; height: 1px; margin: 0px 5px; background-color: rgb(230, 230, 230); top: 0px;"&gt;&lt;/div&gt;&lt;button draggable="false" title="Zoom out" aria-label="Zoom out" type="button" class="gm-control-active" style="background: none; display: block; border: 0px; margin: 0px; padding: 0px; position: relative; cursor: pointer; user-select: none; overflow: hidden; width: 40px; height: 40px; top: 0px; left: 0px;"&gt;&lt;img src="data:image/svg+xml,%3Csvg%20xmlns%3D%22http%3A%2F%2Fwww.w3.org%2F2000%2Fsvg%22%20width%3D%2218%22%20height%3D%2218%22%20viewBox%3D%220%200%2018%2018%22%3E%0A%20%20%3Cpath%20fill%3D%22%23666%22%20d%3D%22M0%2C7h18v4H0V7z%22%2F%3E%0A%3C%2Fsvg%3E%0A" style="height: 18px; width: 18px;"&gt;&lt;img src="data:image/svg+xml,%3Csvg%20xmlns%3D%22http%3A%2F%2Fwww.w3.org%2F2000%2Fsvg%22%20width%3D%2218%22%20height%3D%2218%22%20viewBox%3D%220%200%2018%2018%22%3E%0A%20%20%3Cpath%20fill%3D%22%23333%22%20d%3D%22M0%2C7h18v4H0V7z%22%2F%3E%0A%3C%2Fsvg%3E%0A" style="height: 18px; width: 18px;"&gt;&lt;img src="data:image/svg+xml,%3Csvg%20xmlns%3D%22http%3A%2F%2Fwww.w3.org%2F2000%2Fsvg%22%20width%3D%2218%22%20height%3D%2218%22%20viewBox%3D%220%200%2018%2018%22%3E%0A%20%20%3Cpath%20fill%3D%22%23111%22%20d%3D%22M0%2C7h18v4H0V7z%22%2F%3E%0A%3C%2Fsvg%3E%0A" style="height: 18px; width: 18px;"&gt;&lt;/button&gt;&lt;/div&gt;&lt;/div&gt;&lt;div class="gmnoprint" controlwidth="40" controlheight="40" style="display: none; position: absolute;"&gt;&lt;div style="width: 40px; height: 40px;"&gt;&lt;button draggable="false" title="Rotate map 90 degrees" aria-label="Rotate map 90 degrees" type="button" class="gm-control-active" style="background: none rgb(255, 255, 255); display: none; border: 0px; margin: 0px 0px 32px; padding: 0px; position: relative; cursor: pointer; user-select: none; width: 40px; height: 40px; top: 0px; left: 0px; overflow: hidden; box-shadow: rgba(0, 0, 0, 0.3) 0px 1px 4px -1px; border-radius: 2px;"&gt;&lt;img src="data:image/svg+xml,%3Csvg%20xmlns%3D%22http%3A%2F%2Fwww.w3.org%2F2000%2Fsvg%22%20width%3D%2224%22%20height%3D%2222%22%20viewBox%3D%220%200%2024%2022%22%3E%0A%20%20%3Cpath%20fill</text:span><text:soft-page-break/><text:span text:style-name="T1">%3D%22%23666%22%20fill-rule%3D%22evenodd%22%20d%3D%22M20%2010c0-5.52-4.48-10-10-10s-10%204.48-10%2010v5h5v-5c0-2.76%202.24-5%205-5s5%202.24%205%205v5h-4l6.5%207%206.5-7h-4v-5z%22%20clip-rule%3D%22evenodd%22%2F%3E%0A%3C%2Fsvg%3E%0A" style="height: 18px; width: 18px;"&gt;&lt;img src="data:image/svg+xml,%3Csvg%20xmlns%3D%22http%3A%2F%2Fwww.w3.org%2F2000%2Fsvg%22%20width%3D%2224%22%20height%3D%2222%22%20viewBox%3D%220%200%2024%2022%22%3E%0A%20%20%3Cpath%20fill%3D%22%23333%22%20fill-rule%3D%22evenodd%22%20d%3D%22M20%2010c0-5.52-4.48-10-10-10s-10%204.48-10%2010v5h5v-5c0-2.76%202.24-5%205-5s5%202.24%205%205v5h-4l6.5%207%206.5-7h-4v-5z%22%20clip-rule%3D%22evenodd%22%2F%3E%0A%3C%2Fsvg%3E%0A" style="height: 18px; width: 18px;"&gt;&lt;img src="data:image/svg+xml,%3Csvg%20xmlns%3D%22http%3A%2F%2Fwww.w3.org%2F2000%2Fsvg%22%20width%3D%2224%22%20height%3D%2222%22%20viewBox%3D%220%200%2024%2022%22%3E%0A%20%20%3Cpath%20fill%3D%22%23111%22%20fill-rule%3D%22evenodd%22%20d%3D%22M20%2010c0-5.52-4.48-10-10-10s-10%204.48-10%2010v5h5v-5c0-2.76%202.24-5%205-5s5%202.24%205%205v5h-4l6.5%207%206.5-7h-4v-5z%22%20clip-rule%3D%22evenodd%22%2F%3E%0A%3C%2Fsvg%3E%0A" style="height: 18px; width: 18px;"&gt;&lt;/button&gt;&lt;button draggable="false" title="Tilt map" aria-label="Tilt map" type="button" class="gm-tilt gm-control-active" style="background: none rgb(255, 255, 255); display: block; border: 0px; margin: 0px; padding: 0px; position: relative; cursor: pointer; user-select: none; width: 40px; height: 40px; top: 0px; left: 0px; overflow: hidden; box-shadow: rgba(0, 0, 0, 0.3) 0px 1px 4px -1px; border-radius: 2px;"&gt;&lt;img src="data:image/svg+xml,%3Csvg%20xmlns%3D%22http%3A%2F%2Fwww.w3.org%2F2000%2Fsvg%22%20width%3D%2218px%22%20height%3D%2216px%22%20viewBox%3D%220%200%2018%2016%22%3E%0A%20%20%3Cpath%20fill%3D%22%23666%22%20d%3D%22M0%2C16h8V9H0V16z%20M10%2C16h8V9h-8V16z%20M0%2C7h8V0H0V7z%20M10%2C0v7h8V0H10z%22%2F%3E%0A%3C%2Fsvg%3E%0A" style="width: 18px;"&gt;&lt;img src="data:image/svg+xml,%3Csvg%20xmlns%3D%22http%3A%2F%2Fwww.w3.org%2F2000%2Fsvg%22%20width%3D%2218px%22%20height%3D%2216px%22%20viewBox%3D%220%200%2018%2016%22%3E%0A%20%20%3Cpath%20fill%3D%22%23333%22%20d%3D%22M0%2C16h8V9H0V16z%20M10%2C16h8V9h-8V16z%20M0%2C7h8V0H0V7z%20M10%2C0v7h8V0H10z%22%2F%3E%0A%3C%2Fsvg%3E%0A" style="width: 18px;"&gt;&lt;img src="data:image/svg+xml,%3Csvg%20xmlns%3D%22http%3A%2F%2Fwww.w3.org%2F2000%2Fsvg%22%20width%3D%2218px%22%20height%3D%2216px%22%20viewBox%3D%220%200%2018%2016%22%3E%0A%20%20%3Cpath%20fill%3D%22%23111%22%20d%3D%22M0%2C16h8V9H0V16z%20M10%2C16h8V9h-8V16z%20M0%2C7h8V0H0V7z%20M10%2C0v7h8V0H10z%22%2F%3E%0A%3C%2Fsvg%3E%0A" style="width: 18px;"&gt;&lt;/button&gt;&lt;/div&gt;&lt;/div&gt;&lt;/div&gt;&lt;/div&gt;&lt;/div&gt;&lt;div style="background-color: white; font-weight: 500; font-family: Roboto, sans-serif; padding: 15px 25px; box-sizing: border-box; top: 5px; border: 1px solid rgba(0, 0, 0, 0.12); border-radius: 5px; left: 50%; max-width: 375px; position: absolute; transform: translateX(-50%); width: calc(100% - 10px); z-index: 1;"&gt;&lt;div&gt;&lt;img alt="" src="https://maps.gstatic.com/mapfiles/api-3/images/google_gray.svg" draggable="false" style="padding: 0px; margin: 0px; border: 0px; height: 17px; vertical-align: middle; width: 52px; user-select: none;"&gt;&lt;/div&gt;&lt;div style="line-height: 20px; margin: 15px 0px;"&gt;&lt;span style="color: rgba(0, 0, 0, 0.87); font-size: 14px;"&gt;This page can't load Google Maps correctly.&lt;/span&gt;&lt;/div&gt;&lt;table style="width: 100%;"&gt;&lt;tr&gt;&lt;td style="line-height: 16px; vertical-align: middle;"&gt;&lt;a href="https://developers.google.com/maps/documentation/javascript/error-messages?utm_source=maps_js&amp;amp;utm_medium=degraded&amp;amp;utm_campaign=billing#api-key-and-billing-errors" target="_blank" rel="noopener" style="color: rgba(0, 0, 0, 0.54); font-size: 12px;"&gt;Do you own this website?&lt;/a&gt;&lt;/td&gt;&lt;td style="text-align: right;"&gt;&lt;button class="dismissButton"&gt;OK&lt;/button&gt;&lt;/td&gt;&lt;/tr&gt;&lt;/table&gt;&lt;/div&gt;&lt;/div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3T03:36:39.064251299</meta:creation-date>
    <dc:date>2025-01-03T04:23:44.564451537</dc:date>
    <meta:editing-duration>PT36M55S</meta:editing-duration>
    <meta:editing-cycles>1</meta:editing-cycles>
    <meta:document-statistic meta:table-count="0" meta:image-count="0" meta:object-count="0" meta:page-count="7" meta:paragraph-count="1" meta:word-count="2063" meta:character-count="29792" meta:non-whitespace-character-count="27686"/>
    <meta:generator>LibreOffice/6.4.7.2$Linux_X86_64 LibreOffice_project/40$Build-2</meta:generator>
  </office:meta>
</office:document-meta>
</file>